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3.46cm"/>
    </style:style>
    <style:style style:name="gr2" style:family="graphic" style:parent-style-name="standard">
      <style:graphic-properties draw:textarea-horizontal-align="justify" draw:textarea-vertical-align="middle" draw:auto-grow-height="false" fo:min-height="2.65cm" fo:min-width="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2cm" fo:min-width="2.05cm"/>
    </style:style>
    <style:style style:name="gr5" style:family="graphic" style:parent-style-name="standard">
      <style:graphic-properties draw:textarea-horizontal-align="justify" draw:textarea-vertical-align="middle" draw:auto-grow-height="false" fo:min-height="1.072cm" fo:min-width="3.468cm"/>
    </style:style>
    <style:style style:name="gr6" style:family="graphic" style:parent-style-name="standard">
      <style:graphic-properties draw:textarea-horizontal-align="justify" draw:textarea-vertical-align="middle" draw:auto-grow-height="false" fo:min-height="2.438cm" fo:min-width="3.672cm"/>
    </style:style>
    <style:style style:name="gr7" style:family="graphic" style:parent-style-name="standard">
      <style:graphic-properties draw:textarea-horizontal-align="justify" draw:textarea-vertical-align="middle" draw:auto-grow-height="false" fo:min-height="2.75cm" fo:min-width="5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6cm" svg:height="3.1cm" svg:x="2.6cm" svg:y="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5cm" svg:height="2.9cm" svg:x="7.7cm" svg:y="5.8cm"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8.2cm" svg:y1="3.55cm" svg:x2="10.45cm" svg:y2="5.8cm" draw:start-shape="id1" draw:start-glue-point="10" draw:end-shape="id2" draw:end-glue-point="0" svg:d="M8200 3550l2250 2250" svg:viewBox="0 0 2251 2251">
          <text:p/>
        </draw:connector>
        <draw:custom-shape draw:style-name="gr4" draw:text-style-name="P1" xml:id="id3" draw:id="id3" draw:layer="layout" svg:width="5.1cm" svg:height="4.9cm" svg:x="6.8cm" svg:y="10.5cm">
          <text:p text:style-name="P1">I &lt;= 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0.45cm" svg:y1="8.7cm" svg:x2="9.35cm" svg:y2="10.5cm" draw:start-shape="id2" draw:start-glue-point="2" draw:end-shape="id3" draw:end-glue-point="4" svg:d="M10450 8700l-1100 1800" svg:viewBox="0 0 1101 1801">
          <text:p/>
        </draw:connector>
        <draw:custom-shape draw:style-name="gr5" draw:text-style-name="P1" xml:id="id4" draw:id="id4" draw:layer="layout" svg:width="6.3cm" svg:height="2.1cm" svg:x="12.4cm" svg:y="15.5cm">
          <text:p text:style-name="P1">Wyprowadź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1.9cm" svg:y1="12.95cm" svg:x2="15.55cm" svg:y2="15.5cm" draw:start-shape="id3" draw:start-glue-point="7" draw:end-shape="id4" draw:end-glue-point="5" svg:d="M11900 12950l3650 2550" svg:viewBox="0 0 3651 2551">
          <text:p/>
        </draw:connector>
        <draw:custom-shape draw:style-name="gr6" draw:text-style-name="P1" xml:id="id5" draw:id="id5" draw:layer="layout" svg:width="5.9cm" svg:height="3.8cm" svg:x="3.6cm" svg:y="19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8cm" svg:y1="12.95cm" svg:x2="6.55cm" svg:y2="19.3cm" draw:start-shape="id3" draw:start-glue-point="5" draw:end-shape="id5" draw:end-glue-point="4" svg:d="M6800 12950l-250 6350" svg:viewBox="0 0 251 6351">
          <text:p/>
        </draw:connector>
        <draw:custom-shape draw:style-name="gr7" draw:text-style-name="P1" xml:id="id6" draw:id="id6" draw:layer="layout" svg:width="5.9cm" svg:height="3cm" svg:x="11.9cm" svg:y="20.2cm">
          <text:p text:style-name="P1">I = i + 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4.762cm" svg:y1="17.6cm" svg:x2="14.85cm" svg:y2="20.2cm" draw:start-shape="id4" draw:start-glue-point="7" draw:end-shape="id6" svg:d="M14762 17600l88 2600" svg:viewBox="0 0 89 2601">
          <text:p/>
        </draw:connector>
        <draw:frame draw:style-name="gr8" draw:text-style-name="P3" draw:layer="layout" svg:width="2.648cm" svg:height="0.962cm" svg:x="14.1cm" svg:y="14cm">
          <draw:text-box>
            <text:p>Prawda</text:p>
          </draw:text-box>
        </draw:frame>
        <draw:frame draw:style-name="gr9" draw:text-style-name="P3" draw:layer="layout" svg:width="2.018cm" svg:height="0.962cm" svg:x="5.4cm" svg:y="17.2cm">
          <draw:text-box>
            <text:p>Fałs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30:09.433515419</meta:creation-date>
    <dc:date>2019-09-16T09:37:49.932074274</dc:date>
    <meta:editing-duration>PT7M40S</meta:editing-duration>
    <meta:editing-cycles>2</meta:editing-cycles>
    <meta:generator>LibreOffice/6.0.7.3$Linux_X86_64 LibreOffice_project/00m0$Build-3</meta:generator>
    <meta:document-statistic meta:object-count="13"/>
  </office:meta>
</office:document-meta>
</file>